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Preformatted_20_Text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Junior Entreprise</text:p>
      <text:p text:style-name="P2">Symfony2</text:p>
      <text:p text:style-name="P2"/>
      <text:p text:style-name="Preformatted_20_Text"/>
      <text:h text:style-name="Heading_20_1" text:outline-level="1">Découpage tâches</text:h>
      <text:h text:style-name="Heading_20_2" text:outline-level="2">1/ Partie étudiant / 17 – 27 mai</text:h>
      <text:p text:style-name="Preformatted_20_Text">création BDD - Entités</text:p>
      <text:p text:style-name="Preformatted_20_Text">création layouts</text:p>
      <text:p text:style-name="Preformatted_20_Text"><text:bookmark-start text:name="__DdeLink__25567_429967788"/>création routes</text:p>
      <text:p text:style-name="Preformatted_20_Text">création tableaux affichage + requêtes</text:p>
      <text:p text:style-name="Preformatted_20_Text">création formulaires + requêtes<text:bookmark-end text:name="__DdeLink__25567_429967788"/></text:p>
      <text:p text:style-name="Preformatted_20_Text"/>
      <text:p text:style-name="Preformatted_20_Text"/>
      <text:h text:style-name="Heading_20_2" text:outline-level="2">2/ Session / 27 – 31 mai</text:h>
      <text:p text:style-name="Preformatted_20_Text">fin partie éudiant</text:p>
      <text:p text:style-name="Preformatted_20_Text">création des sessions</text:p>
      <text:p text:style-name="Preformatted_20_Text"/>
      <text:h text:style-name="Heading_20_2" text:outline-level="2">3/ Partie gestion / 1er – 11 juin</text:h>
      <text:p text:style-name="Preformatted_20_Text">création routes</text:p>
      <text:p text:style-name="Preformatted_20_Text">création tableaux affichage + requêtes</text:p>
      <text:p text:style-name="Preformatted_20_Text">création formulaires + requêtes</text:p>
      <text:p text:style-name="Preformatted_20_Text"/>
      <text:h text:style-name="Heading_20_2" text:outline-level="2">4/ Rapports / 11 – 13 juin</text:h>
      <text:p text:style-name="Preformatted_20_Text"/>
      <text:p text:style-name="Preformatted_20_Text"/>
      <text:p text:style-name="Preformatted_20_Text"/>
      <text:p text:style-name="Preformatted_20_Text">→ soutenance : 14 juin</text:p>
      <text:p text:style-name="Preformatted_20_Text"/>
      <text:p text:style-name="Preformatted_20_Text"/>
      <text:p text:style-name="Preformatted_20_Text"/>
      <text:h text:style-name="Heading_20_1" text:outline-level="1">A IMPLEMENTER</text:h>
      <text:h text:style-name="Heading_20_2" text:outline-level="2">1/ Règles de gestion</text:h>
      <text:list xml:id="list1438020955" text:style-name="L1">
        <text:list-item>
          <text:p text:style-name="P1">un frais ne peut avoir une date d'achat ultérieure à sa note de frais </text:p>
        </text:list-item>
        <text:list-item>
          <text:p text:style-name="P1">aucune date ne peut être ultérieure à la date du jour</text:p>
        </text:list-item>
        <text:list-item>
          <text:p text:style-name="P1">dashboard → frais récent = afficher frais non présents dans un RF et/ou postérieurs à telle date</text:p>
        </text:list-item>
      </text:list>
      <text:p text:style-name="Standard"/>
      <text:h text:style-name="Heading_20_2" text:outline-level="2">2/ Améliorations</text:h>
      <text:list xml:id="list1608432480" text:continue-numbering="true" text:style-name="L1">
        <text:list-item>
          <text:p text:style-name="P1">Etudiant : page demander un acompte &gt; choisissez l'étude (puis path newAcompte)</text:p>
        </text:list-item>
        <text:list-item>
          <text:p text:style-name="P1"><text:bookmark-start text:name="__DdeLink__25565_429967788"/>Possibilité rechercher les études suivant leur état<text:bookmark-end text:name="__DdeLink__25565_429967788"/></text:p>
        </text:list-item>
        <text:list-item>
          <text:p text:style-name="P1">Possibilité rechercher les frais suivant leur état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Droid Sans" style:font-size-asian="10.5pt" style:language-asian="fr" style:country-asian="FR" style:font-name-complex="Lohit Hindi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Liberation Serif1" fo:font-size="10pt" style:font-name-asian="Liberation Serif1" style:font-size-asian="10pt" style:font-name-complex="Liberation Serif1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5-25T17:42:45</dc:date>
    <dc:creator>Claire Zuliani</dc:creator>
    <meta:generator>LibreOffice/3.5$Linux_x86 LibreOffice_project/350m1$Build-2</meta:generator>
    <meta:editing-duration>PT2H38M</meta:editing-duration>
    <meta:editing-cycles>3</meta:editing-cycles>
    <meta:document-statistic meta:table-count="0" meta:image-count="0" meta:object-count="0" meta:page-count="1" meta:paragraph-count="27" meta:word-count="156" meta:character-count="877" meta:non-whitespace-character-count="753"/>
  </office:meta>
</office:document-meta>
</file>